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917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6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Image Processing in Android</text:p>
          </table:table-cell>
          <table:covered-table-cell table:number-columns-repeated="2"/>
          <table:table-cell office:value-type="string">
            <text:p>http://xjaphx.wordpress.com/learning/tutorials/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table:number-columns-spanned="3" table:number-rows-spanned="4">
            <text:p>This is not a UI/UX guidelines forum.  </text:p>
          </table:table-cell>
          <table:covered-table-cell table:number-columns-repeated="2"/>
          <table:table-cell office:value-type="string">
            <text:p>http://www.mobile-patterns.com/</text:p>
          </table:table-cell>
          <table:table-cell table:number-columns-repeated="8"/>
        </table:table-row>
        <table:table-row table:style-name="ro1">
          <table:covered-table-cell table:number-columns-repeated="3"/>
          <table:table-cell office:value-type="string">
            <text:p>http://inspired-ui.com/</text:p>
          </table:table-cell>
          <table:table-cell table:number-columns-repeated="8"/>
        </table:table-row>
        <table:table-row table:style-name="ro1">
          <table:covered-table-cell table:number-columns-repeated="3"/>
          <table:table-cell office:value-type="string">
            <text:p>http://www.mobiledesignpatterngallery.com/</text:p>
          </table:table-cell>
          <table:table-cell table:number-columns-repeated="8"/>
        </table:table-row>
        <table:table-row table:style-name="ro1">
          <table:covered-table-cell table:number-columns-repeated="3"/>
          <table:table-cell office:value-type="string">
            <text:p>http://pttrns.com/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table:number-columns-spanned="3" table:number-rows-spanned="2">
            <text:p>FB Credientials</text:p>
          </table:table-cell>
          <table:covered-table-cell table:number-columns-repeated="2"/>
          <table:table-cell office:value-type="string">
            <text:p>dump@zealousys.com / ze@lous2012</text:p>
          </table:table-cell>
          <table:table-cell table:number-columns-repeated="8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Share via Intent</text:p>
          </table:table-cell>
          <table:covered-table-cell table:number-columns-repeated="2"/>
          <table:table-cell office:value-type="string">
            <text:p>http://vnstep.wordpress.com/2012/04/14/share-via-android/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Aviary Image Processig API </text:p>
          </table:table-cell>
          <table:covered-table-cell table:number-columns-repeated="2"/>
          <table:table-cell office:value-type="string">
            <text:p>http://www.aviary.com/android/documentation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dd text on Image</text:p>
          </table:table-cell>
          <table:table-cell table:number-columns-repeated="2"/>
          <table:table-cell office:value-type="string">
            <text:p>http://android-developers.blogspot.fr/2009/03/android-layout-tricks-3-optimize-by.html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5">
            <text:p>Volly Library</text:p>
          </table:table-cell>
          <table:table-cell table:number-columns-repeated="2"/>
          <table:table-cell office:value-type="string">
            <text:p>https://github.com/PareshMayani/Android-Volley-Example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technotalkative.com/android-volley-library-example/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kpbird.com/2013/05/volley-easy-fast-networking-for-android.html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arnab.ch/blog/2013/08/asynchronous-http-requests-in-android-using-volley/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javacodegeeks.com/2013/06/android-volley-library-example.html </text:p>
          </table:table-cell>
          <table:table-cell table:number-columns-repeated="8"/>
        </table:table-row>
        <table:table-row table:style-name="ro1">
          <table:table-cell table:style-name="ce3"/>
          <table:table-cell table:number-columns-repeated="11"/>
        </table:table-row>
        <table:table-row table:style-name="ro1">
          <table:table-cell table:style-name="ce3" office:value-type="string">
            <text:p>Android Secret Codes</text:p>
          </table:table-cell>
          <table:table-cell table:number-columns-repeated="2"/>
          <table:table-cell office:value-type="string">
            <text:p>http://www.technotalkative.com/android-secret-codes/ </text:p>
          </table:table-cell>
          <table:table-cell table:number-columns-repeated="8"/>
        </table:table-row>
        <table:table-row table:style-name="ro1">
          <table:table-cell table:style-name="ce3"/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3">
            <text:p>Drag&amp;Sort ListView Demo</text:p>
          </table:table-cell>
          <table:covered-table-cell table:number-columns-repeated="2"/>
          <table:table-cell office:value-type="string">
            <text:p>https://github.com/bauerca/drag-sort-listview </text:p>
          </table:table-cell>
          <table:table-cell table:number-columns-repeated="8"/>
        </table:table-row>
        <table:table-row table:style-name="ro1">
          <table:covered-table-cell table:number-columns-repeated="3"/>
          <table:table-cell office:value-type="string">
            <text:p>https://github.com/commonsguy/cwac-touchlist </text:p>
          </table:table-cell>
          <table:table-cell table:number-columns-repeated="8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Holo Theme everywgere in android</text:p>
          </table:table-cell>
          <table:table-cell table:number-columns-repeated="2"/>
          <table:table-cell office:value-type="string">
            <text:p>https://github.com/Prototik/HoloEverywhere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CORDOVA Cross platform development for mobile apps</text:p>
          </table:table-cell>
          <table:table-cell table:number-columns-repeated="2"/>
          <table:table-cell office:value-type="string">
            <text:p>http://cordova.apache.org/docs/en/3.0.0/guide_overview_index.md.html#Overview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MoboGenie complete mobile management software</text:p>
          </table:table-cell>
          <table:table-cell table:number-columns-repeated="2"/>
          <table:table-cell office:value-type="string">
            <text:p>http://www.mobogenie.com/download.html?media=2&amp;adv=web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2">
            <text:p>Android-SlideExpandableListView</text:p>
          </table:table-cell>
          <table:table-cell table:number-columns-repeated="2"/>
          <table:table-cell office:value-type="string">
            <text:p>https://github.com/tjerkw/Android-SlideExpandableListView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tjerktech.wordpress.com/2012/06/23/an-emerging-android-ui-pattern-for-contextual-actions/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Tap for Tap Library for Ads in android</text:p>
          </table:table-cell>
          <table:table-cell table:number-columns-repeated="2"/>
          <table:table-cell office:value-type="string">
            <text:p>https://tapfortap.com/doc/android/integration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>
            <text:p>Rajawali is a 3D engine for Android based on OpenGL ES 2.0/3.0 </text:p>
          </table:table-cell>
          <table:table-cell table:number-columns-repeated="2"/>
          <table:table-cell office:value-type="string">
            <text:p>https://github.com/MasDennis/Rajawali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ark side of AsyncTask</text:p>
          </table:table-cell>
          <table:table-cell table:number-columns-repeated="2"/>
          <table:table-cell office:value-type="string">
            <text:p>http://bon-app-etit.blogspot.in/2013/04/the-dark-side-of-asynctask.html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Android screen desity and sizes</text:p>
          </table:table-cell>
          <table:table-cell table:number-columns-repeated="2"/>
          <table:table-cell office:value-type="string">
            <text:p>http://stefan222devel.blogspot.in/2012/10/android-screen-densities-sizes.html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3">
          <table:table-cell table:style-name="ce2" office:value-type="string">
            <text:p>Top 5 Tools for Multi-Platform Mobile App Development</text:p>
          </table:table-cell>
          <table:table-cell table:number-columns-repeated="2"/>
          <table:table-cell office:value-type="string">
            <text:p>http://mobiledevices.about.com/od/mobileappbasics/tp/Top-5-Tools-Multi-Platform-Mobile-App-Development.htm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Zbar Scanner for scanning barcodes</text:p>
          </table:table-cell>
          <table:table-cell table:number-columns-repeated="2"/>
          <table:table-cell office:value-type="string">
            <text:p>https://github.com/DushyanthMaguluru/ZBarScanner 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wipe to dismiss items</text:p>
          </table:table-cell>
          <table:table-cell table:number-columns-repeated="2"/>
          <table:table-cell office:value-type="string">
            <text:p>https://github.com/romannurik/android-swipetodismiss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table:number-columns-spanned="1" table:number-rows-spanned="3">
            <text:p>Scringo Chat Application implementation Scringo Chat sdk</text:p>
            <text:p>Email: grishma.maru_mca@yahoo.com</text:p>
            <text:p>New Password: jjgwimq9</text:p>
          </table:table-cell>
          <table:table-cell table:number-columns-repeated="2"/>
          <table:table-cell office:value-type="string">
            <text:p>https://dev.scringo.com/resources.php?resource=Getting%20Started&amp;sub=Android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stackoverflow.com/questions/16954712/android-whatsapp-chat-examples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code.google.com/p/simple-android-instant-messaging-application/source/checkout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atellit Menu(arc Menu)</text:p>
          </table:table-cell>
          <table:table-cell table:number-columns-repeated="2"/>
          <table:table-cell office:value-type="string">
            <text:p>https://github.com/siyamed/android-satellite-menu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SlidingPanelUp View</text:p>
          </table:table-cell>
          <table:table-cell table:number-columns-repeated="2"/>
          <table:table-cell office:value-type="string">
            <text:p>https://github.com/umano/AndroidSlidingUpPanel </text:p>
          </table:table-cell>
          <table:table-cell table:number-columns-repeated="8"/>
        </table:table-row>
        <table:table-row table:style-name="ro1">
          <table:table-cell table:style-name="ce3" office:value-type="string">
            <text:p>MultiRowListAdapter</text:p>
          </table:table-cell>
          <table:table-cell table:number-columns-repeated="2"/>
          <table:table-cell office:value-type="string">
            <text:p>https://github.com/umano/MultiItemRowListAdapter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ndroid 9Patch Image Generator tool</text:p>
          </table:table-cell>
          <table:table-cell table:number-columns-repeated="2"/>
          <table:table-cell office:value-type="string">
            <text:p>http://android-ui-utils.googlecode.com/hg/asset-studio/dist/nine-patches.html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finite List Adapter (Endless) </text:p>
          </table:table-cell>
          <table:table-cell table:number-columns-repeated="2"/>
          <table:table-cell office:value-type="string">
            <text:p>https://github.com/commonsguy/cwac-endless </text:p>
          </table:table-cell>
          <table:table-cell table:number-columns-repeated="8"/>
        </table:table-row>
        <table:table-row table:style-name="ro1">
          <table:table-cell table:style-name="ce2" office:value-type="string" table:number-columns-spanned="1" table:number-rows-spanned="2">
            <text:p>Pulse Gallery with ListView </text:p>
          </table:table-cell>
          <table:table-cell table:number-columns-repeated="2"/>
          <table:table-cell office:value-type="string">
            <text:p>https://github.com/lucasr/twoway-view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profi.co/android-horizontal-list-view-library-with-item-scroll/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table:number-columns-spanned="1" table:number-rows-spanned="2">
            <text:p>PinterestListView in Android</text:p>
          </table:table-cell>
          <table:table-cell table:number-columns-repeated="2"/>
          <table:table-cell office:value-type="string">
            <text:p>https://github.com/huewu/PinterestLikeAdapterView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github.com/chenyoca/pinterest-like-adapter-view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Circular Launcher in Android</text:p>
          </table:table-cell>
          <table:table-cell table:number-columns-repeated="2"/>
          <table:table-cell office:value-type="string">
            <text:p>http://developer.samsung.com/android/samples/Circle-Launcher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table:number-columns-spanned="1" table:number-rows-spanned="2">
            <text:p>PanesLayout: build multi-pane tablet layouts in Android</text:p>
          </table:table-cell>
          <table:table-cell table:number-columns-repeated="2"/>
          <table:table-cell office:value-type="string">
            <text:p>http://blog.rexapp.com/post/43459861627/paneslayout-build-multi-pane-tablet-layouts-in-android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github.com/cricklet/Android-PanesLibrary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2">
            <text:p>SimpleFacebook Library for Facebook SDK 3.5</text:p>
          </table:table-cell>
          <table:table-cell table:number-columns-repeated="2"/>
          <table:table-cell office:value-type="string">
            <text:p>https://github.com/sromku/android-simple-facebook#specific-album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github.com/facebook/facebook-android-sdk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 table:style-name="ce7" office:value-type="string">
            <text:p>Spannable String with Image on Left and text on right like webpage</text:p>
          </table:table-cell>
          <table:table-cell table:number-columns-repeated="2"/>
          <table:table-cell office:value-type="string">
            <text:p>http://dev.androidteam.ru/snippets/textview/leadingmarginspan2 </text:p>
          </table:table-cell>
          <table:table-cell table:number-columns-repeated="8"/>
        </table:table-row>
        <table:table-row table:style-name="ro1">
          <table:table-cell table:style-name="ce3" office:value-type="string">
            <text:p>FlowTextView Around ImageView</text:p>
          </table:table-cell>
          <table:table-cell table:number-columns-repeated="2"/>
          <table:table-cell office:value-type="string">
            <text:p>https://code.google.com/p/android-flowtextview/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simple-quickactions in android</text:p>
          </table:table-cell>
          <table:table-cell table:number-columns-repeated="2"/>
          <table:table-cell office:value-type="string">
            <text:p>https://code.google.com/p/simple-quickactions/ 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howcaseView in Android</text:p>
          </table:table-cell>
          <table:table-cell table:number-columns-repeated="2"/>
          <table:table-cell office:value-type="string">
            <text:p>https://github.com/Espiandev/ShowcaseView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Customizing Progress Bar in android</text:p>
          </table:table-cell>
          <table:table-cell table:number-columns-repeated="2"/>
          <table:table-cell office:value-type="string">
            <text:p>http://www.tiemenschut.com/how-to-customize-android-progress-bars/ </text:p>
          </table:table-cell>
          <table:table-cell table:number-columns-repeated="8"/>
        </table:table-row>
        <table:table-row table:style-name="ro1">
          <table:table-cell table:style-name="ce3" office:value-type="string">
            <text:p>PagedDragDropGrid in android</text:p>
          </table:table-cell>
          <table:table-cell table:number-columns-repeated="2"/>
          <table:table-cell office:value-type="string">
            <text:p>https://github.com/mrKlar/PagedDragDropGrid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Animate Marker on Route in Google Map in android</text:p>
          </table:table-cell>
          <table:table-cell table:number-columns-repeated="2"/>
          <table:table-cell table:style-name="ce3" office:value-type="string">
            <text:p>http://ddewaele.github.io/GoogleMapsV2WithActionBarSherlock/part3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ndroid Indicator Wheel </text:p>
          </table:table-cell>
          <table:table-cell table:number-columns-repeated="2"/>
          <table:table-cell office:value-type="string">
            <text:p>https://github.com/sephiroth74/AndroidWheel </text:p>
          </table:table-cell>
          <table:table-cell table:number-columns-repeated="8"/>
        </table:table-row>
        <table:table-row table:style-name="ro1">
          <table:table-cell office:value-type="string">
            <text:p>Progress Wheel in android</text:p>
          </table:table-cell>
          <table:table-cell table:number-columns-repeated="2"/>
          <table:table-cell office:value-type="string">
            <text:p>https://github.com/Todd-Davies/ProgressWheel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>
            <text:p>Android Click Wheel used as Seekbar or ProgressBar</text:p>
          </table:table-cell>
          <table:table-cell table:number-columns-repeated="2"/>
          <table:table-cell office:value-type="string">
            <text:p>https://github.com/VadimDev/android-seekbar-like-ipod-clickwheel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ViewBadges in Android</text:p>
          </table:table-cell>
          <table:table-cell table:number-columns-repeated="2"/>
          <table:table-cell office:value-type="string">
            <text:p>https://github.com/jgilfelt/android-viewbadger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8" office:value-type="string" table:number-columns-spanned="1" table:number-rows-spanned="3">
            <text:p>Use of Grid View to Implement Color Picker and Slider to Control Transparency in Android Apps </text:p>
          </table:table-cell>
          <table:table-cell table:number-columns-repeated="2"/>
          <table:table-cell office:value-type="string">
            <text:p>http://www.tekritisoftware.com/android-gridview-color-picker-tutorial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ipcas.com/blog/2011/12/android-color-picker/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tekritisoftware.com/sites/default/files/Use%20of%20Grid%20View%20to%20Implement%20Color%20Picker%20(Code).pdf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5">
            <text:p>LinkedIn API in Android</text:p>
          </table:table-cell>
          <table:table-cell table:number-columns-repeated="2"/>
          <table:table-cell office:value-type="string">
            <text:p>http://androidtutorialforbegginer.blogspot.in/2013/02/how-to-integrate-facebook-linkedin-in.html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androiddevelopersolution.com/2013/05/linkedin-integration-in-android.html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code.google.com/p/linkedin-j/downloads/detail?name=linkedin-j-1.0.429-android.zip&amp;can=2&amp;q= </text:p>
          </table:table-cell>
          <table:table-cell table:number-columns-repeated="8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4">
            <text:p>Instagram API in android</text:p>
          </table:table-cell>
          <table:table-cell table:number-columns-repeated="2"/>
          <table:table-cell office:value-type="string">
            <text:p>http://b2cloud.com.au/uncategorized/instagram-integration-in-an-android-app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github.com/thiagolocatelli/android-instagram-oauth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technet.weblineindia.com/mobile/instagram-api-integration-in-android-application/2/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technet.weblineindia.com/tag/android/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7">
            <text:p>Flickr API in Android</text:p>
          </table:table-cell>
          <table:table-cell table:number-columns-repeated="2"/>
          <table:table-cell office:value-type="string">
            <text:p>http://www.flickr.com/services/developer/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android-er.blogspot.in/2011/07/access-flickr-api-using-httpclient.html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code.google.com/p/flickrj-android/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flickr.com/services/developer/api/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flickr.com/groups/api/discuss/72157624166264367/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code.google.com/p/flickr-viewer-for-honeycomb/source/checkout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github.com/luminousman/Flickr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ttp://blog.theunical.com/java/flickr-example-to-upload-photos-using-java/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5">
            <text:p>Tumblr API in Android</text:p>
          </table:table-cell>
          <table:table-cell table:number-columns-repeated="2"/>
          <table:table-cell office:value-type="string">
            <text:p>https://github.com/RobertSzkutak/AndroidExamples/tree/master/TumblrExample </text:p>
          </table:table-cell>
          <table:table-cell table:number-columns-repeated="8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5">
            <text:p>OUYA Game Development in Android</text:p>
          </table:table-cell>
          <table:table-cell table:number-columns-repeated="2"/>
          <table:table-cell office:value-type="string">
            <text:p>https://www.ouya.tv/game-developers-how-to-get-started-on-ouya-now/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devs.ouya.tv/developers/docs/android </text:p>
          </table:table-cell>
          <table:table-cell table:number-columns-repeated="8"/>
        </table:table-row>
        <table:table-row table:style-name="ro1">
          <table:covered-table-cell/>
          <table:table-cell/>
          <table:table-cell office:value-type="string">
            <text:p>Tutorials Video</text:p>
          </table:table-cell>
          <table:table-cell office:value-type="string">
            <text:p>http://thenewboston.org/list.php?cat=6 </text:p>
          </table:table-cell>
          <table:table-cell table:number-columns-repeated="8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5">
            <text:p>ACRA with BugSense in Android</text:p>
          </table:table-cell>
          <table:table-cell table:number-columns-repeated="2"/>
          <table:table-cell office:value-type="string">
            <text:p>https://github.com/ACRA/acra/wiki/Notice-on-Google-Form-Spreadsheet-usage 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github.com/ACRA/acra/wiki/BasicSetup </text:p>
          </table:table-cell>
          <table:table-cell table:number-columns-repeated="8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14">
            <text:p>Cocos2d Game Development in Android</text:p>
          </table:table-cell>
          <table:table-cell table:number-columns-repeated="2"/>
          <table:table-cell office:value-type="string">
            <text:p>http://www.raywenderlich.com/33750/cocos2d-x-tutorial-for-ios-and-android-getting-started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cocos2d-x.org/wiki/Setup_win32_development_environment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cocos2d-x.org/wiki/How_to_build_and_run_HelloWorld_on_Android_NDK_r5_and_above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cocos2d-x.org/wiki/How_to_run_HelloWorld_on_ndk_r4_and_r5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cocos2d-x.org/wiki/Architecture_and_Directory_Structure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cocos2d-x.org/wiki/Chapter_1_-_How_to_Create_a_New_cocos2d-x_project_on_multi-platforms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cocos2d-x.org/wiki/How_to_create_a_multi-platform_project_in_one_command_line/diff/21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github.com/ZhouWeikuan/cocos2d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code.google.com/p/cocos2d-android-1/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devcircle.blogspot.in/2013/03/setting-up-cocos2d-x-for-android-game.html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hasithdevs.wordpress.com/2011/12/15/android-cocos2d-game-development-tutorial-1/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stackoverflow.com/questions/10711047/the-completest-cocos2d-x-tutorial-guide-list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blog.plicatibu.com/developing-with-cocos2d-x-for-android-on-linux/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denvycom.com/blog/how-to-slide-a-sprite-around-based-on-touchdrag-input-in-cocos2d-for-android/</text:p>
          </table:table-cell>
          <table:table-cell table:number-columns-repeated="8"/>
        </table:table-row>
        <table:table-row table:style-name="ro1">
          <table:table-cell office:value-type="string">
            <text:p>Integrate Cocos2d-x (C++) into an Android application (Java)</text:p>
          </table:table-cell>
          <table:table-cell table:number-columns-repeated="2"/>
          <table:table-cell office:value-type="string">
            <text:p>http://jpsarda.tumblr.com/post/26000816688/integrate-cocos2d-x-c-into-an-android-application</text:p>
          </table:table-cell>
          <table:table-cell table:number-columns-repeated="8"/>
        </table:table-row>
        <table:table-row table:style-name="ro2">
          <table:table-cell table:style-name="ce4" office:value-type="string">
            <text:p>How to set up the Android Cocos2d-x development environment on Windows 7</text:p>
          </table:table-cell>
          <table:table-cell table:number-columns-repeated="2"/>
          <table:table-cell office:value-type="string">
            <text:p>http://www.cocos2d-x.org/wiki/How_to_set_up_the_android_cocos2d-x_development_environment_on_Windows_7</text:p>
          </table:table-cell>
          <table:table-cell table:number-columns-repeated="8"/>
        </table:table-row>
        <table:table-row table:style-name="ro1">
          <table:table-cell table:style-name="ce3" office:value-type="string">
            <text:p>Libgdx Demos</text:p>
          </table:table-cell>
          <table:table-cell table:number-columns-repeated="2"/>
          <table:table-cell office:value-type="string">
            <text:p>https://code.google.com/p/libgdx/wiki/SimpleApp#Adding_the_Raindrop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ttps://code.google.com/p/libgdx/wiki/SpriteBat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ttps://code.google.com/p/libgdx/wiki/ExtendedSimpleApp</text:p>
          </table:table-cell>
          <table:table-cell table:number-columns-repeated="8"/>
        </table:table-row>
        <table:table-row table:style-name="ro1">
          <table:table-cell table:style-name="ce1" office:value-type="string" table:number-columns-spanned="1" table:number-rows-spanned="2">
            <text:p>List of libgdx Projects</text:p>
          </table:table-cell>
          <table:table-cell table:number-columns-repeated="2"/>
          <table:table-cell office:value-type="string">
            <text:p>http://www.java2s.com/Open-Source/Java_Free_Code/libgdx/List_of_Free_code_libgdx.htm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rotatingcanvas.com/tag/libgdx/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9" office:value-type="string">
            <text:p>Fruit Catching Game in Libgdx Source Code</text:p>
          </table:table-cell>
          <table:table-cell table:style-name="ce9" table:number-columns-repeated="2"/>
          <table:table-cell table:style-name="ce9" office:value-type="string">
            <text:p>http://www.codeproject.com/Articles/702957/Create-your-first-Android-Game-with-libgdx?loginkey=false</text:p>
          </table:table-cell>
          <table:table-cell table:style-name="ce9" table:number-columns-repeated="8"/>
        </table:table-row>
        <table:table-row table:style-name="ro1">
          <table:table-cell table:style-name="ce3" office:value-type="string">
            <text:p>LibGDX Tutorial series</text:p>
          </table:table-cell>
          <table:table-cell table:style-name="ce3" table:number-columns-repeated="2"/>
          <table:table-cell table:style-name="ce3" office:value-type="string">
            <text:p>http://www.gamefromscratch.com/page/LibGDX-Tutorial-series.aspx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>
            <text:p>Scence 2D in Libgdx</text:p>
          </table:table-cell>
          <table:table-cell table:number-columns-repeated="2"/>
          <table:table-cell office:value-type="string">
            <text:p>https://github.com/libgdx/libgdx/wiki/Scene2d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1" table:number-rows-spanned="15">
            <text:p>PhoneGap in Android</text:p>
          </table:table-cell>
          <table:table-cell table:number-columns-repeated="2"/>
          <table:table-cell office:value-type="string">
            <text:p>http://phonegap.com/install/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code.tutsplus.com/tutorials/creating-an-android-hello-world-application-with-phonegap--mobile-2532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adobe.com/devnet/html5/articles/getting-started-with-phonegap-in-eclipse-for-android.html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stackoverflow.com/questions/16637284/where-is-cordova-2-7-0-jar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cleancodedevelopment-qualityseal.blogspot.ch/2012/11/how-to-install-phonegap-for-android.html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cleancodedevelopment-qualityseal.blogspot.in/2012/12/first-phonegap-app-with-android-using.html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www.youtube.com/watch?v=6hjvZlIR1EE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developerscode.com/2012/06/introduction-to-phonegap-with-sample.html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phonegap.com/blog/build/getting-started-with-phonegap-and-phonegap-build/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cordova.apache.org/docs/en/2.7.0/guide_getting-started_android_index.md.html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http://docs.build.phonegap.com/en_US/3.1.0/configuring_basics.md.html#The%20Basics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covered-table-cell/>
          <table:table-cell table:number-columns-repeated="2"/>
          <table:table-cell office:value-type="string">
            <text:p>http://www.onlinetechbooks.com/javascript-books/Apress%20Beginning%20PhoneGap%20Mobile%20Web%20Framework%20for%20JavaScript%20and%20HTML5.pdf</text:p>
          </table:table-cell>
          <table:table-cell table:number-columns-repeated="8"/>
        </table:table-row>
        <table:table-row table:style-name="ro1">
          <table:covered-table-cell/>
          <table:table-cell/>
          <table:table-cell table:style-name="ce1" office:value-type="string" table:number-columns-spanned="1" table:number-rows-spanned="2">
            <text:p>Database</text:p>
          </table:table-cell>
          <table:table-cell office:value-type="string">
            <text:p>http://mayukhsaha.wordpress.com/2013/07/13/phone-book-app-using-sqlite-phonegap-android-and-eclipse/</text:p>
          </table:table-cell>
          <table:table-cell table:number-columns-repeated="8"/>
        </table:table-row>
        <table:table-row table:style-name="ro1">
          <table:covered-table-cell/>
          <table:table-cell/>
          <table:covered-table-cell/>
          <table:table-cell office:value-type="string">
            <text:p>https://gist.github.com/edwardtoday/2204864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http://sunil-phonegap.blogspot.in/</text:p>
          </table:table-cell>
          <table:table-cell table:style-name="ce3" table:number-columns-repeated="2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" office:value-type="string">
            <text:p>Crouton <text:s/>Notification message library</text:p>
          </table:table-cell>
          <table:table-cell table:number-columns-repeated="2"/>
          <table:table-cell office:value-type="string">
            <text:p>http://johnkil.github.io/Android-AppMsg/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ice tool for button Selector</text:p>
          </table:table-cell>
          <table:table-cell table:number-columns-repeated="2"/>
          <table:table-cell office:value-type="string">
            <text:p>http://angrytools.com/android/button/</text:p>
          </table:table-cell>
          <table:table-cell table:number-columns-repeated="8"/>
        </table:table-row>
        <table:table-row table:style-name="ro1">
          <table:table-cell office:value-type="string">
            <text:p>Android Icon design generator</text:p>
          </table:table-cell>
          <table:table-cell table:number-columns-repeated="2"/>
          <table:table-cell office:value-type="string">
            <text:p>http://www.androidicongenerator.net/</text:p>
          </table:table-cell>
          <table:table-cell table:number-columns-repeated="8"/>
        </table:table-row>
        <table:table-row table:style-name="ro1">
          <table:table-cell office:value-type="string">
            <text:p>ANDROID STATE LIST GENERATOR</text:p>
          </table:table-cell>
          <table:table-cell table:number-columns-repeated="2"/>
          <table:table-cell office:value-type="string">
            <text:p>http://www.myandroidsolutions.com/2014/01/26/android-state-list-generator/</text:p>
          </table:table-cell>
          <table:table-cell table:number-columns-repeated="8"/>
        </table:table-row>
        <table:table-row table:style-name="ro1">
          <table:table-cell office:value-type="string">
            <text:p>Bounce View</text:p>
          </table:table-cell>
          <table:table-cell table:number-columns-repeated="2"/>
          <table:table-cell office:value-type="string">
            <text:p>http://graphics-geek.blogspot.in/2013/08/devbytes-squash-stretch.html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table:number-columns-spanned="1" table:number-rows-spanned="4">
            <text:p>Flappy bird game demo</text:p>
          </table:table-cell>
          <table:table-cell table:number-columns-repeated="2"/>
          <table:table-cell office:value-type="string">
            <text:p>http://www.kilobolt.com/zombie-bird-tutorial-flappy-bird-remake.html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s://github.com/Fantast/flappy-bird-tutorial-by-kilobolt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nairaland.com/863157/game-programming-tutorials-angry-birds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office:value-type="string">
            <text:p>http://www.emanueleferonato.com/2010/12/29/making-a-flash-game-like-plants-vs-zombies/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4/25/2014</text:date>, <text:time>11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5:02:31.59</meta:creation-date>
    <dc:date>2014-04-25T11:09:24.02</dc:date>
    <meta:editing-duration>P3DT22H18M57S</meta:editing-duration>
    <meta:editing-cycles>199</meta:editing-cycles>
    <meta:generator>OpenOffice.org/3.4$Win32 OpenOffice.org_project/340m1$Build-9590</meta:generator>
    <meta:document-statistic meta:table-count="3" meta:cell-count="195" meta:object-count="0"/>
  </office:meta>
</office:document-meta>
</file>